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lease check today's assignments about strings.</text:span><text:line-break/><text:line-break/><text:line-break/><text:span text:style-name="T1">* [ ]  1 ) Take a string as an input, and count the number of words in the string.</text:span><text:line-break/><text:line-break/><text:span text:style-name="T1">* [ ]  2 ) Write a program that reads a string as input, and determines whether the string is a palindrome or not.</text:span><text:line-break/><text:line-break/><text:span text:style-name="T1">* [ ]  3 ) Write a program to replace a given character by another character in a string.</text:span><text:line-break/><text:line-break/><text:span text:style-name="T1">* [ ]  4) WAP to display the word expansion of a number</text:span><text:line-break/><text:span text:style-name="T1">eg., Input : 789</text:span><text:line-break/><text:span text:style-name="T1">Output : Seven Eight Nine</text:span><text:line-break/><text:line-break/><text:span text:style-name="T1">* [ ] 5) Write a program to find the length of a string. Length is the number of characters in a string (null character is not counted).</text:span><text:line-break/><text:span text:style-name="T1">eg., char name[10] = "abc"; //size of name is 10 bytes</text:span><text:line-break/><text:span text:style-name="T2"><text:tab/><text:tab/><text:tab/> <text:s/></text:span><text:span text:style-name="T1">// length of name is 3</text:span><text:line-break/><text:line-break/><text:span text:style-name="T1">* [ ] 6) Write a program to convert a string into upper case and print.</text:span><text:line-break/><text:line-break/><text:span text:style-name="T1">eg., input : Hello</text:span><text:line-break/><text:span text:style-name="T1">output : HELLO</text:span><text:line-break/><text:line-break/><text:span text:style-name="T1">* [ ] 7) Write a program to convert a string into lower case and print.</text:span><text:line-break/><text:span text:style-name="T1">eg., input : Hello</text:span><text:line-break/><text:span text:style-name="T1">output : hello</text:span><text:line-break/><text:line-break/><text:line-break/><text:span text:style-name="T1">* [ ] 8) Search and Note down the functions that are defined in string.h library function. Write down atleast 8 functions and the purpose of ea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49:05.686174147</meta:creation-date>
    <dc:date>2017-06-04T01:27:27.786860322</dc:date>
    <meta:editing-duration>PT5H37M4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209" meta:character-count="1024" meta:non-whitespace-character-count="796"/>
  </office:meta>
</office:document-meta>
</file>